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tRexxC.scanDir( File srcDir , File destDir , String [ ] fil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etRexxC.setSuppressPrivatePropertyNotUsed( boolean suppressPrivatePropertyNotUs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C.setFormat( boolean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C.setDiag( boolean di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C.setTrace( String tr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tRexxC.setSuppressDeprecation( boolean suppressDepre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C.setSrcDir( File srcDi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C.setTime( boolean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C.setSourcedir( boolean sourc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C.setExplicit( boolean explic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C.setConsole( boolean cons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C.getCompile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tRexxC.setSuppressVariableNotUsed( boolean suppressVariableNotUs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C.setBinary( boolean bin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eAttr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C.setStrictargs( boolean strict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C.setSymbols( boolean symb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C.setCompact( boolean comp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C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etRexxC.setVerbose( String verb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tRexxC.setKeep( boolean k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C.setStrictprops( boolean strict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C.setSavelog( boolean save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C.setDestDir( File destDi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C.copyFilesToDestinati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etRexxC.getCompileOptionsAsArray(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NetRexxC.setCompile( boolean comp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tRexxC.setStrictimport( boolean strictim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C.setVerbose( VerboseAttr verb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boseAttr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tRexxC.init(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31">
            <text:p text:style-name="Table_20_Contents">31</text:p>
          </table:table-cell>
          <table:table-cell office:value-type="float" office:value="96">
            <text:p text:style-name="Table_20_Contents">96</text:p>
          </table:table-cell>
        </table:table-row>
        <table:table-row>
          <table:table-cell office:value-type="string">
            <text:p text:style-name="Table_20_Contents">NetRexxC.setTrace( TraceAttr tr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C.setDecimal( boolean decim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C.setReplace( boolean repl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C.setStrictsignal( boolean strictsig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C.setSuppressMethodArgumentNotUsed( boolean suppressMethodArgumentNotUs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C.setStrictassign( boolean strictass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C.setSuppressExceptionNotSignalled( boolean suppressExceptionNotSignal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C.setClasspath( String 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C.setStrictcase( boolean strictc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C.setUtf8( boolean utf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C.addExistingToClasspath( StringBuffer target , String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etRexxC.setComments( boolean com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C.setLogo( boolean log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C.setJava( boolean jav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C.doNetRexxCompile(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37">
            <text:p text:style-name="Table_20_Contents">37</text:p>
          </table:table-cell>
          <table:table-cell office:value-type="float" office:value="88">
            <text:p text:style-name="Table_20_Contents">88</text:p>
          </table:table-cell>
        </table:table-row>
        <table:table-row>
          <table:table-cell office:value-type="string">
            <text:p text:style-name="Table_20_Contents">NetRexxC.setCrossref( boolean cross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